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4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Lead Time</text:p>
          </table:table-cell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Manufacturer: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</table:table-row>
        <table:table-row table:style-name="ro1">
          <table:table-cell office:value-type="string">
            <text:p>PCB Train</text:p>
          </table:table-cell>
          <table:table-cell table:formula="of:=[motor.B3]+[jointio.B3]+[pwm.B3]+[power.B3]" office:value-type="currency" office:currency="GBP" office:value="3139.6">
            <text:p>£3,139.60</text:p>
          </table:table-cell>
          <table:table-cell table:formula="of:=[motor.C3]+[jointio.C3]+[pwm.C3]+[power.C3]" office:value-type="currency" office:currency="GBP" office:value="2930.6">
            <text:p>£2,930.60</text:p>
          </table:table-cell>
          <table:table-cell table:formula="of:=[motor.D3]+[jointio.D3]+[pwm.D3]+[power.D3]" office:value-type="currency" office:currency="GBP" office:value="2787.2">
            <text:p>£2,787.20</text:p>
          </table:table-cell>
        </table:table-row>
        <table:table-row table:style-name="ro1">
          <table:table-cell office:value-type="string">
            <text:p>LEF</text:p>
          </table:table-cell>
          <table:table-cell table:formula="of:=[motor.B4]+[jointio.B4]+[pwm.B4]+[power.B4]" office:value-type="currency" office:currency="GBP" office:value="0">
            <text:p>£0.00</text:p>
          </table:table-cell>
          <table:table-cell table:formula="of:=[motor.C4]+[jointio.C4]+[pwm.C4]+[power.C4]" office:value-type="currency" office:currency="GBP" office:value="2402">
            <text:p>£2,402.00</text:p>
          </table:table-cell>
          <table:table-cell table:formula="of:=[motor.D4]+[jointio.D4]+[pwm.D4]+[power.D4]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Spirit Circuits</text:p>
          </table:table-cell>
          <table:table-cell table:formula="of:=[motor.B5]+[jointio.B5]+[pwm.B5]+[power.B5]" office:value-type="currency" office:currency="GBP" office:value="0">
            <text:p>£0.00</text:p>
          </table:table-cell>
          <table:table-cell table:formula="of:=[motor.C5]+[jointio.C5]+[pwm.C5]+[power.C5]" office:value-type="currency" office:currency="GBP" office:value="0">
            <text:p>£0.00</text:p>
          </table:table-cell>
          <table:table-cell table:formula="of:=[motor.D5]+[jointio.D5]+[pwm.D5]+[power.D5]" office:value-type="currency" office:currency="GBP" office:value="0">
            <text:p>£0.00</text:p>
          </table:table-cell>
        </table:table-row>
      </table:table>
      <table:table table:name="motor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Lead Time</text:p>
          </table:table-cell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Manufacturer: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</table:table-row>
        <table:table-row table:style-name="ro1">
          <table:table-cell office:value-type="string">
            <text:p>PCB Train</text:p>
          </table:table-cell>
          <table:table-cell office:value-type="currency" office:currency="GBP" office:value="861.6">
            <text:p>£861.60</text:p>
          </table:table-cell>
          <table:table-cell office:value-type="currency" office:currency="GBP" office:value="806.6">
            <text:p>£806.60</text:p>
          </table:table-cell>
          <table:table-cell office:value-type="currency" office:currency="GBP" office:value="773.6">
            <text:p>£773.60</text:p>
          </table:table-cell>
        </table:table-row>
        <table:table-row table:style-name="ro1">
          <table:table-cell office:value-type="string">
            <text:p>LEF</text:p>
          </table:table-cell>
          <table:table-cell/>
          <table:table-cell office:value-type="currency" office:currency="GBP" office:value="600.5">
            <text:p>£600.50</text:p>
          </table:table-cell>
          <table:table-cell/>
        </table:table-row>
        <table:table-row table:style-name="ro1">
          <table:table-cell office:value-type="string">
            <text:p>Spirit Circuits</text:p>
          </table:table-cell>
          <table:table-cell table:number-columns-repeated="3"/>
        </table:table-row>
      </table:table>
      <table:table table:name="jointio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Lead Time</text:p>
          </table:table-cell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Manufacturer: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</table:table-row>
        <table:table-row table:style-name="ro1">
          <table:table-cell office:value-type="string">
            <text:p>PCB Train</text:p>
          </table:table-cell>
          <table:table-cell office:value-type="currency" office:currency="GBP" office:value="694">
            <text:p>£694.00</text:p>
          </table:table-cell>
          <table:table-cell office:value-type="currency" office:currency="GBP" office:value="661">
            <text:p>£661.00</text:p>
          </table:table-cell>
          <table:table-cell office:value-type="currency" office:currency="GBP" office:value="628">
            <text:p>£628.00</text:p>
          </table:table-cell>
        </table:table-row>
        <table:table-row table:style-name="ro1">
          <table:table-cell office:value-type="string">
            <text:p>LEF</text:p>
          </table:table-cell>
          <table:table-cell/>
          <table:table-cell office:value-type="currency" office:currency="GBP" office:value="600.5">
            <text:p>£600.50</text:p>
          </table:table-cell>
          <table:table-cell/>
        </table:table-row>
        <table:table-row table:style-name="ro1">
          <table:table-cell office:value-type="string">
            <text:p>Spirit Circuits</text:p>
          </table:table-cell>
          <table:table-cell table:number-columns-repeated="3"/>
        </table:table-row>
      </table:table>
      <table:table table:name="pwm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Lead Time</text:p>
          </table:table-cell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Manufacturer: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</table:table-row>
        <table:table-row table:style-name="ro1">
          <table:table-cell office:value-type="string">
            <text:p>PCB Train</text:p>
          </table:table-cell>
          <table:table-cell office:value-type="currency" office:currency="GBP" office:value="607.6">
            <text:p>£607.60</text:p>
          </table:table-cell>
          <table:table-cell office:value-type="currency" office:currency="GBP" office:value="574.6">
            <text:p>£574.60</text:p>
          </table:table-cell>
          <table:table-cell office:value-type="currency" office:currency="GBP" office:value="541.6">
            <text:p>£541.60</text:p>
          </table:table-cell>
        </table:table-row>
        <table:table-row table:style-name="ro1">
          <table:table-cell office:value-type="string">
            <text:p>LEF</text:p>
          </table:table-cell>
          <table:table-cell/>
          <table:table-cell office:value-type="currency" office:currency="GBP" office:value="600.5">
            <text:p>£600.50</text:p>
          </table:table-cell>
          <table:table-cell/>
        </table:table-row>
        <table:table-row table:style-name="ro1">
          <table:table-cell office:value-type="string">
            <text:p>Spirit Circuits</text:p>
          </table:table-cell>
          <table:table-cell table:number-columns-repeated="3"/>
        </table:table-row>
      </table:table>
      <table:table table:name="power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Lead Time</text:p>
          </table:table-cell>
          <table:covered-table-cell table:style-name="Default"/>
          <table:covered-table-cell table:style-name="Default"/>
        </table:table-row>
        <table:table-row table:style-name="ro1">
          <table:table-cell office:value-type="string">
            <text:p>Manufacturer: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5">
            <text:p>25</text:p>
          </table:table-cell>
        </table:table-row>
        <table:table-row table:style-name="ro1">
          <table:table-cell office:value-type="string">
            <text:p>PCB Train</text:p>
          </table:table-cell>
          <table:table-cell office:value-type="currency" office:currency="GBP" office:value="976.4">
            <text:p>£976.40</text:p>
          </table:table-cell>
          <table:table-cell office:value-type="currency" office:currency="GBP" office:value="888.4">
            <text:p>£888.40</text:p>
          </table:table-cell>
          <table:table-cell office:value-type="currency" office:currency="GBP" office:value="844">
            <text:p>£844.00</text:p>
          </table:table-cell>
        </table:table-row>
        <table:table-row table:style-name="ro1">
          <table:table-cell office:value-type="string">
            <text:p>LEF</text:p>
          </table:table-cell>
          <table:table-cell/>
          <table:table-cell office:value-type="currency" office:currency="GBP" office:value="600.5">
            <text:p>£600.50</text:p>
          </table:table-cell>
          <table:table-cell/>
        </table:table-row>
        <table:table-row table:style-name="ro1">
          <table:table-cell office:value-type="string">
            <text:p>Spirit Circuits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1">21/07/2009</text:date>, <text:time>20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9-07-17T21:34:49</meta:creation-date>
    <dc:date>2009-07-21T20:30:50</dc:date>
    <dc:creator>Christopher Cross</dc:creator>
    <meta:editing-duration>PT00H12M37S</meta:editing-duration>
    <meta:editing-cycles>4</meta:editing-cycles>
    <meta:generator>OpenOffice.org/3.1$Linux OpenOffice.org_project/310m11$Build-9399</meta:generator>
    <meta:document-statistic meta:table-count="5" meta:cell-count="85" meta:object-count="0"/>
  </office:meta>
</office:document-meta>
</file>